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8069e" officeooo:paragraph-rsid="0018069e"/>
    </style:style>
    <style:style style:name="P2" style:family="paragraph" style:parent-style-name="Standard">
      <style:text-properties fo:font-weight="normal" officeooo:rsid="0018069e" officeooo:paragraph-rsid="0018069e" style:font-weight-asian="normal" style:font-weight-complex="normal"/>
    </style:style>
    <style:style style:name="P3" style:family="paragraph" style:parent-style-name="Standard">
      <style:text-properties fo:font-weight="normal" officeooo:rsid="001952d7" officeooo:paragraph-rsid="001952d7" style:font-weight-asian="normal" style:font-weight-complex="normal"/>
    </style:style>
    <style:style style:name="P4" style:family="paragraph" style:parent-style-name="Standard">
      <style:text-properties fo:font-weight="normal" officeooo:rsid="001952d7" officeooo:paragraph-rsid="001c839b" style:font-weight-asian="normal" style:font-weight-complex="normal"/>
    </style:style>
    <style:style style:name="P5" style:family="paragraph" style:parent-style-name="Standard">
      <style:text-properties fo:font-weight="normal" officeooo:rsid="001afc20" officeooo:paragraph-rsid="001afc20" style:font-weight-asian="normal" style:font-weight-complex="normal"/>
    </style:style>
    <style:style style:name="P6" style:family="paragraph" style:parent-style-name="Standard">
      <style:text-properties fo:font-weight="normal" officeooo:rsid="001c839b" officeooo:paragraph-rsid="001c839b" style:font-weight-asian="normal" style:font-weight-complex="normal"/>
    </style:style>
    <style:style style:name="P7" style:family="paragraph" style:parent-style-name="Standard">
      <style:text-properties fo:font-weight="normal" officeooo:rsid="001d7e30" officeooo:paragraph-rsid="001d7e30" style:font-weight-asian="normal" style:font-weight-complex="normal"/>
    </style:style>
    <style:style style:name="P8" style:family="paragraph" style:parent-style-name="Standard">
      <style:text-properties fo:font-weight="normal" officeooo:rsid="001d7e30" officeooo:paragraph-rsid="001d7e30" style:font-weight-asian="normal" style:font-weight-complex="normal"/>
    </style:style>
    <style:style style:name="P9" style:family="paragraph" style:parent-style-name="Standard">
      <style:text-properties fo:font-weight="normal" officeooo:rsid="001d7e30" officeooo:paragraph-rsid="002195fc" style:font-weight-asian="normal" style:font-weight-complex="normal"/>
    </style:style>
    <style:style style:name="P10" style:family="paragraph" style:parent-style-name="Standard">
      <style:text-properties fo:font-weight="normal" officeooo:rsid="0018069e" officeooo:paragraph-rsid="0018069e" style:font-weight-asian="normal" style:font-weight-complex="normal"/>
    </style:style>
    <style:style style:name="P11" style:family="paragraph" style:parent-style-name="Standard">
      <style:text-properties officeooo:paragraph-rsid="002195fc"/>
    </style:style>
    <style:style style:name="T1" style:family="text">
      <style:text-properties officeooo:rsid="001952d7"/>
    </style:style>
    <style:style style:name="T2" style:family="text">
      <style:text-properties fo:font-weight="bold" style:font-weight-asian="bold" style:font-weight-complex="bold"/>
    </style:style>
    <style:style style:name="T3" style:family="text">
      <style:text-properties fo:font-weight="bold" officeooo:rsid="001952d7" style:font-weight-asian="bold" style:font-weight-complex="bold"/>
    </style:style>
    <style:style style:name="T4" style:family="text">
      <style:text-properties fo:font-weight="bold" officeooo:rsid="001acbe3" style:font-weight-asian="bold" style:font-weight-complex="bold"/>
    </style:style>
    <style:style style:name="T5" style:family="text">
      <style:text-properties fo:font-weight="bold" officeooo:rsid="001f0944" style:font-weight-asian="bold" style:font-weight-complex="bold"/>
    </style:style>
    <style:style style:name="T6" style:family="text">
      <style:text-properties fo:font-weight="bold" officeooo:rsid="00200206" style:font-weight-asian="bold" style:font-weight-complex="bold"/>
    </style:style>
    <style:style style:name="T7" style:family="text">
      <style:text-properties fo:font-weight="bold" officeooo:rsid="002195fc" style:font-weight-asian="bold" style:font-weight-complex="bold"/>
    </style:style>
    <style:style style:name="T8" style:family="text">
      <style:text-properties officeooo:rsid="001acbe3"/>
    </style:style>
    <style:style style:name="T9" style:family="text">
      <style:text-properties officeooo:rsid="001c839b"/>
    </style:style>
    <style:style style:name="T10" style:family="text">
      <style:text-properties officeooo:rsid="001d7e30"/>
    </style:style>
    <style:style style:name="T11" style:family="text">
      <style:text-properties officeooo:rsid="001f0944"/>
    </style:style>
    <style:style style:name="T12" style:family="text">
      <style:text-properties officeooo:rsid="00200206"/>
    </style:style>
    <style:style style:name="T13" style:family="text">
      <style:text-properties officeooo:rsid="002153ca"/>
    </style:style>
    <style:style style:name="T14" style:family="text">
      <style:text-properties officeooo:rsid="002195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long time ago in a village called Nintendo there was a fierce warrior called Mario, and this brave warrior loved the princes of the village ‘Peach’ they lived a very happy life together until one day a bad dragon called ‘Maynak’ came to the village and abducted Marios love ‘Peach’</text:p>
      <text:p text:style-name="P1">Mario was very upset so he decided to: 1. <text:span text:style-name="T2">Fight to get </text:span><text:span text:style-name="T3">his love</text:span><text:span text:style-name="T1"> 2. </text:span><text:span text:style-name="T3">Flyaway because he was afraid</text:span></text:p>
      <text:p text:style-name="P2"/>
      <text:p text:style-name="P4">1. So Mario took his Mushroom which is known to give him immense power and agility. After that he calculated the situation and deduced that his best two options to fight are either from the sea or from the sky, but he had to chose one of these choices because the dragon was getting away so Mario quickly: </text:p>
      <text:p text:style-name="P4"><text:span text:style-name="T8"><text:tab/> <text:s/>1.1 </text:span><text:span text:style-name="T4">Wore his diving suit and continued on his way to attack ‘Maynak’ through the sea</text:span></text:p>
      <text:p text:style-name="P3"><text:tab/> <text:s/><text:span text:style-name="T8">1.2 <text:s/></text:span><text:span text:style-name="T4">Wore his Jetpack and flew up in the sky to attack ‘Maynak’</text:span></text:p>
      <text:p text:style-name="P3"><text:tab/></text:p>
      <text:p text:style-name="P5">1.1 While Mario was swimming in the sea desperately trying to get to the dragon he stumbled upon two items that might help him kill the dragon and save the love of his life, he had to chose one of them, so he though thoroughly and took the:</text:p>
      <text:p text:style-name="P5"><text:tab/> <text:s text:c="2"/>1.1.1 <text:span text:style-name="T2">Time Machine</text:span></text:p>
      <text:p text:style-name="P5"><text:span text:style-name="T2"><text:tab/> <text:s text:c="2"/></text:span>1.1.2 <text:span text:style-name="T2">A cool looking ancient weapon</text:span></text:p>
      <text:p text:style-name="P5"><text:span text:style-name="T2"><text:tab/><text:tab/></text:span>1.1.1.1 After taking the time machine, Mario went back in time where when the Dragon <text:tab/><text:tab/><text:tab/>‘Maynak’ <text:s/>was still a embryo in an eggshell, and he obliterated that eggshell. After that <text:tab/><text:tab/><text:tab/> he woke up from his dream traumatized from his action.</text:p>
      <text:p text:style-name="P5"><text:tab/><text:tab/> 1.1.1.2 After taking the cool looking ancient weapon <text:span text:style-name="T9">he bravely marched towards the <text:tab/><text:tab/><text:tab/> dragon and stroke him right on his head, but unfortunately the cool looking ancient <text:tab/><text:tab/><text:tab/> weapon broke since it’s ancient, and after that the dragon ‘Maynak’ laughed at Mario <text:tab/><text:tab/><text:tab/> and then after he finished laughing he burned the shit out of him. Mario then woke up <text:tab/><text:tab/><text:tab/> from his weird nightmare.</text:span></text:p>
      <text:p text:style-name="P5"/>
      <text:p text:style-name="P6">1.2 While Mario was flying towards the dragon he decided to plan for his attack move. After thinking about it he decided that he has to:</text:p>
      <text:p text:style-name="P6"><text:tab/> <text:s text:c="3"/>1.2.1 <text:span text:style-name="T2">Face the dragon and fight him with honor and bravery</text:span></text:p>
      <text:p text:style-name="P6"><text:tab/> <text:s text:c="3"/>1.2.2 <text:span text:style-name="T2">Launch a sneaky attack</text:span></text:p>
      <text:p text:style-name="P6"><text:tab/><text:tab/>1.2.1.1 So Mario launched with full force toward the dragon, but the dragon anticipated <text:tab/><text:tab/><text:tab/>his attack so he <text:span text:style-name="T10">spitted fire on Mario, after that Mario screamed in agony and he woke <text:tab/><text:tab/><text:tab/>up from his nightmare screaming and waking princes ‘Peach’ who was sleeping next to <text:tab/><text:tab/><text:tab/>him</text:span></text:p>
      <text:p text:style-name="P6"><text:tab/><text:tab/><text:span text:style-name="T10">1.2.1.2 So Mario decided to take his time in his fight and get behind the dragon after that <text:tab/><text:tab/>he launched his sneaky attack and stroke the dragon from behind killing him instantly <text:tab/><text:tab/><text:tab/>and saving his princes. After doing that Mario woke up from his dream and his lovely <text:s text:c="29"/><text:tab/><text:tab/>princes was already next to him.</text:span></text:p>
      <text:p text:style-name="P6"/>
      <text:p text:style-name="P7">2. Mario failed to run away from the dragon <text:span text:style-name="T11">because the dragon was after him, so Mario had to run away from the dragon in order to survive so he decided to:</text:span></text:p>
      <text:p text:style-name="P7"><text:tab/><text:tab/><text:span text:style-name="T11">2.1 </text:span><text:span text:style-name="T5">go to the sea and swim away from the dragon</text:span></text:p>
      <text:p text:style-name="P7"><text:tab/><text:tab/><text:span text:style-name="T12">2.2 </text:span><text:span text:style-name="T6">go to his house inside the village and hide in his bedroom</text:span></text:p>
      <text:p text:style-name="P7"><text:tab/><text:tab/> <text:s text:c="5"/><text:span text:style-name="T13">2.1.1 Mario started to swim relentlessly trying to run away from the fierce dragon <text:tab/><text:tab/><text:tab/> <text:s text:c="6"/>but ‘Maynak’ launched a huge fire attack on Mario which let the sea water boil and <text:tab/><text:tab/><text:tab/> <text:s text:c="6"/>killed Mario. After that Mario woke up and he was relieved that he is alive and it <text:tab/><text:tab/> <text:s text:c="2"/><text:tab/> <text:s text:c="6"/>was all just a bad dream.</text:span></text:p>
      <text:p text:style-name="P9"><text:soft-page-break/><text:span text:style-name="T13">2.2.1 While Mario was hiding inside his bedroom, he heard the sound of the dragon desperately searching for him. But after a while ‘Maynak’ found Mario’s house and started to burn the house. So Mario decided to flee from his house and went:</text:span></text:p>
      <text:p text:style-name="P9"><text:span text:style-name="T14"><text:tab/>2.2.1.1</text:span><text:span text:style-name="T7"> To the sea &gt;&gt;&gt; 2.1.1</text:span></text:p>
      <text:p text:style-name="P9"><text:span text:style-name="T7"><text:tab/></text:span><text:span text:style-name="T14">2.2.1</text:span><text:span text:style-name="T7"> Flying to finally have some courage and fight the dragon &gt;&gt;&gt; 1.2</text:span></text:p>
      <text:p text:style-name="P1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2:39:25.695182500</meta:creation-date>
    <dc:date>2017-07-21T15:24:58.030576099</dc:date>
    <meta:editing-duration>PT15M41S</meta:editing-duration>
    <meta:editing-cycles>3</meta:editing-cycles>
    <meta:generator>LibreOffice/5.3.4.2$Linux_X86_64 LibreOffice_project/30m0$Build-2</meta:generator>
    <meta:document-statistic meta:table-count="0" meta:image-count="0" meta:object-count="0" meta:page-count="2" meta:paragraph-count="24" meta:word-count="630" meta:character-count="3525" meta:non-whitespace-character-count="2763"/>
  </office:meta>
</office:document-meta>
</file>